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ospace1" svg:font-family="Monospace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Heading_20_1">
      <style:text-properties officeooo:rsid="000bbdc8" officeooo:paragraph-rsid="000bbdc8"/>
    </style:style>
    <style:style style:name="P4" style:family="paragraph" style:parent-style-name="Text_20_body">
      <style:text-properties officeooo:rsid="001f3279" officeooo:paragraph-rsid="001f3279"/>
    </style:style>
    <style:style style:name="P5" style:family="paragraph" style:parent-style-name="Text_20_body">
      <style:text-properties officeooo:paragraph-rsid="0020433e"/>
    </style:style>
    <style:style style:name="P6" style:family="paragraph" style:parent-style-name="Text_20_body">
      <style:text-properties officeooo:rsid="0021be68" officeooo:paragraph-rsid="0021be68"/>
    </style:style>
    <style:style style:name="P7" style:family="paragraph" style:parent-style-name="Text_20_body" style:list-style-name="L9">
      <style:text-properties officeooo:rsid="0021be68" officeooo:paragraph-rsid="0021be68"/>
    </style:style>
    <style:style style:name="P8" style:family="paragraph" style:parent-style-name="Text_20_body" style:list-style-name="L9">
      <style:text-properties officeooo:rsid="0021be68" officeooo:paragraph-rsid="002430f7"/>
    </style:style>
    <style:style style:name="P9" style:family="paragraph" style:parent-style-name="Text_20_body">
      <style:text-properties officeooo:rsid="0023b9a1" officeooo:paragraph-rsid="0023b9a1"/>
    </style:style>
    <style:style style:name="P10" style:family="paragraph" style:parent-style-name="Text_20_body" style:list-style-name="L9">
      <style:text-properties officeooo:rsid="0023b9a1" officeooo:paragraph-rsid="0023b9a1"/>
    </style:style>
    <style:style style:name="P11" style:family="paragraph" style:parent-style-name="Text_20_body" style:list-style-name="L9">
      <style:text-properties officeooo:rsid="0023b9a1" officeooo:paragraph-rsid="00251a0e"/>
    </style:style>
    <style:style style:name="P12" style:family="paragraph" style:parent-style-name="Text_20_body" style:list-style-name="L9">
      <style:text-properties officeooo:rsid="0023b9a1" officeooo:paragraph-rsid="0026c9dd"/>
    </style:style>
    <style:style style:name="P13" style:family="paragraph" style:parent-style-name="Text_20_body">
      <style:paragraph-properties fo:text-align="start" style:justify-single-word="false"/>
      <style:text-properties officeooo:rsid="001d35b0" officeooo:paragraph-rsid="001d35b0"/>
    </style:style>
    <style:style style:name="P14" style:family="paragraph" style:parent-style-name="Text_20_body" style:list-style-name="L10">
      <style:text-properties officeooo:rsid="002430f7" officeooo:paragraph-rsid="002430f7"/>
    </style:style>
    <style:style style:name="P15" style:family="paragraph" style:parent-style-name="Text_20_body" style:list-style-name="L9">
      <style:text-properties officeooo:rsid="002430f7" officeooo:paragraph-rsid="002430f7"/>
    </style:style>
    <style:style style:name="P16" style:family="paragraph" style:parent-style-name="Text_20_body">
      <style:text-properties officeooo:rsid="00251a0e" officeooo:paragraph-rsid="00251a0e"/>
    </style:style>
    <style:style style:name="P17" style:family="paragraph" style:parent-style-name="Text_20_body">
      <style:text-properties fo:font-style="normal" officeooo:rsid="00251a0e" officeooo:paragraph-rsid="00251a0e" style:font-style-asian="normal" style:font-style-complex="normal"/>
    </style:style>
    <style:style style:name="P18" style:family="paragraph" style:parent-style-name="Text_20_body">
      <style:text-properties fo:font-style="normal" officeooo:rsid="00251a0e" officeooo:paragraph-rsid="00254ff8" style:font-style-asian="normal" style:font-style-complex="normal"/>
    </style:style>
    <style:style style:name="P19" style:family="paragraph" style:parent-style-name="Text_20_body">
      <style:text-properties fo:font-style="normal" officeooo:rsid="00254ff8" officeooo:paragraph-rsid="00254ff8" style:font-style-asian="normal" style:font-style-complex="normal"/>
    </style:style>
    <style:style style:name="P20" style:family="paragraph" style:parent-style-name="Text_20_body">
      <style:text-properties fo:font-style="normal" officeooo:rsid="0026c9dd" officeooo:paragraph-rsid="0026c9dd" style:font-style-asian="normal" style:font-style-complex="normal"/>
    </style:style>
    <style:style style:name="P21" style:family="paragraph" style:parent-style-name="Text_20_body" style:list-style-name="L9">
      <style:text-properties officeooo:rsid="00254ff8" officeooo:paragraph-rsid="00254ff8"/>
    </style:style>
    <style:style style:name="P22" style:family="paragraph" style:parent-style-name="Text_20_body">
      <style:text-properties officeooo:rsid="0026c9dd" officeooo:paragraph-rsid="00284359"/>
    </style:style>
    <style:style style:name="P23" style:family="paragraph" style:parent-style-name="Text_20_body" style:list-style-name="L9">
      <style:text-properties officeooo:rsid="00284359" officeooo:paragraph-rsid="00284359"/>
    </style:style>
    <style:style style:name="P24" style:family="paragraph" style:parent-style-name="Text_20_body" style:list-style-name="L10">
      <style:text-properties officeooo:rsid="002a109f" officeooo:paragraph-rsid="002a109f"/>
    </style:style>
    <style:style style:name="P25" style:family="paragraph" style:parent-style-name="Text_20_body" style:list-style-name="L9">
      <style:text-properties officeooo:rsid="002baff1" officeooo:paragraph-rsid="002baff1"/>
    </style:style>
    <style:style style:name="P26" style:family="paragraph" style:parent-style-name="Text_20_body">
      <style:text-properties officeooo:rsid="002baff1" officeooo:paragraph-rsid="002da187"/>
    </style:style>
    <style:style style:name="P27" style:family="paragraph" style:parent-style-name="Text_20_body">
      <style:text-properties officeooo:rsid="002baff1" officeooo:paragraph-rsid="002edbf2"/>
    </style:style>
    <style:style style:name="P28" style:family="paragraph" style:parent-style-name="Text_20_body">
      <style:text-properties officeooo:rsid="002baff1" officeooo:paragraph-rsid="003080e2"/>
    </style:style>
    <style:style style:name="P29" style:family="paragraph" style:parent-style-name="Text_20_body">
      <style:text-properties officeooo:rsid="002baff1" officeooo:paragraph-rsid="0031e14c"/>
    </style:style>
    <style:style style:name="P30" style:family="paragraph" style:parent-style-name="Text_20_body">
      <style:text-properties officeooo:rsid="002baff1" officeooo:paragraph-rsid="003252a7"/>
    </style:style>
    <style:style style:name="P31" style:family="paragraph" style:parent-style-name="Text_20_body" style:list-style-name="L10">
      <style:text-properties officeooo:rsid="003252a7" officeooo:paragraph-rsid="003252a7"/>
    </style:style>
    <style:style style:name="P32" style:family="paragraph" style:parent-style-name="Heading_20_1">
      <style:text-properties officeooo:rsid="0020433e" officeooo:paragraph-rsid="0020433e"/>
    </style:style>
    <style:style style:name="P33" style:family="paragraph" style:parent-style-name="Heading_20_1">
      <style:text-properties officeooo:rsid="002430f7" officeooo:paragraph-rsid="002430f7"/>
    </style:style>
    <style:style style:name="P34" style:family="paragraph" style:parent-style-name="Heading_20_2">
      <style:text-properties officeooo:rsid="0020433e" officeooo:paragraph-rsid="0020433e"/>
    </style:style>
    <style:style style:name="P35" style:family="paragraph" style:parent-style-name="Heading_20_2">
      <style:text-properties officeooo:rsid="001203af" officeooo:paragraph-rsid="000bbdc8"/>
    </style:style>
    <style:style style:name="P36" style:family="paragraph" style:parent-style-name="Heading_20_2">
      <style:text-properties officeooo:rsid="0023b9a1" officeooo:paragraph-rsid="0023b9a1"/>
    </style:style>
    <style:style style:name="P37" style:family="paragraph" style:parent-style-name="Heading_20_2">
      <style:text-properties officeooo:rsid="00251a0e" officeooo:paragraph-rsid="00251a0e"/>
    </style:style>
    <style:style style:name="P38" style:family="paragraph" style:parent-style-name="Heading_20_2">
      <style:text-properties officeooo:rsid="00251a0e" officeooo:paragraph-rsid="00254ff8"/>
    </style:style>
    <style:style style:name="P39" style:family="paragraph" style:parent-style-name="Heading_20_2">
      <style:text-properties officeooo:rsid="0026c9dd" officeooo:paragraph-rsid="0026c9dd"/>
    </style:style>
    <style:style style:name="P40" style:family="paragraph" style:parent-style-name="Heading_20_2">
      <style:text-properties officeooo:rsid="002a109f" officeooo:paragraph-rsid="002a109f"/>
    </style:style>
    <style:style style:name="P41" style:family="paragraph" style:parent-style-name="Heading_20_2">
      <style:text-properties officeooo:rsid="002a109f" officeooo:paragraph-rsid="002edbf2"/>
    </style:style>
    <style:style style:name="P42" style:family="paragraph" style:parent-style-name="Heading_20_2">
      <style:text-properties officeooo:rsid="002a109f" officeooo:paragraph-rsid="003080e2"/>
    </style:style>
    <style:style style:name="P43" style:family="paragraph" style:parent-style-name="Heading_20_2">
      <style:text-properties officeooo:rsid="002a109f" officeooo:paragraph-rsid="0031e14c"/>
    </style:style>
    <style:style style:name="P44" style:family="paragraph" style:parent-style-name="Heading_20_2">
      <style:text-properties officeooo:rsid="002a109f" officeooo:paragraph-rsid="003252a7"/>
    </style:style>
    <style:style style:name="T1" style:family="text">
      <style:text-properties officeooo:rsid="000bbdc8"/>
    </style:style>
    <style:style style:name="T2" style:family="text">
      <style:text-properties fo:font-style="normal" officeooo:rsid="00251a0e" style:font-style-asian="normal" style:font-style-complex="normal"/>
    </style:style>
    <style:style style:name="T3" style:family="text">
      <style:text-properties officeooo:rsid="001f3279"/>
    </style:style>
    <style:style style:name="T4" style:family="text">
      <style:text-properties officeooo:rsid="0023b9a1"/>
    </style:style>
    <style:style style:name="T5" style:family="text">
      <style:text-properties officeooo:rsid="002430f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430f7" style:font-style-asian="italic" style:font-style-complex="italic"/>
    </style:style>
    <style:style style:name="T8" style:family="text">
      <style:text-properties fo:font-style="italic" officeooo:rsid="00251a0e" style:font-style-asian="italic" style:font-style-complex="italic"/>
    </style:style>
    <style:style style:name="T9" style:family="text">
      <style:text-properties fo:font-style="italic" officeooo:rsid="00254ff8" style:font-style-asian="italic" style:font-style-complex="italic"/>
    </style:style>
    <style:style style:name="T10" style:family="text">
      <style:text-properties officeooo:rsid="00251a0e"/>
    </style:style>
    <style:style style:name="T11" style:family="text">
      <style:text-properties officeooo:rsid="00254ff8"/>
    </style:style>
    <style:style style:name="T12" style:family="text">
      <style:text-properties officeooo:rsid="0026c9dd"/>
    </style:style>
    <style:style style:name="T13" style:family="text">
      <style:text-properties officeooo:rsid="00284359"/>
    </style:style>
    <style:style style:name="T14" style:family="text">
      <style:text-properties officeooo:rsid="002da187"/>
    </style:style>
    <style:style style:name="T15" style:family="text">
      <style:text-properties officeooo:rsid="002edbf2"/>
    </style:style>
    <style:style style:name="T16" style:family="text">
      <style:text-properties officeooo:rsid="003080e2"/>
    </style:style>
    <style:style style:name="T17" style:family="text">
      <style:text-properties officeooo:rsid="0031e14c"/>
    </style:style>
    <style:style style:name="T18" style:family="text">
      <style:text-properties officeooo:rsid="003252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14</text:span>/0<text:span text:style-name="T3">4</text:span>/201<text:span text:style-name="T1">5</text:span></text:p>
      <text:p text:style-name="P4">Rémi Mollard</text:p>
      <text:p text:style-name="P4">Matthew Hixon</text:p>
      <text:p text:style-name="P1">Céline de Roland</text:p>
      <text:p text:style-name="P1"/>
      <text:p text:style-name="P1"/>
      <text:p text:style-name="Heading">TP INFO 8<text:span text:style-name="T1">20</text:span></text:p>
      <text:p text:style-name="P1"/>
      <text:p text:style-name="P1"/>
      <text:p text:style-name="P3">Introduction, Rappel du Sujet</text:p>
      <text:p text:style-name="P13"/>
      <text:p text:style-name="P33">Liste des abréviations utilisées</text:p>
      <text:list xml:id="list5493953199226235245" text:style-name="L10">
        <text:list-item>
          <text:p text:style-name="P14">HP = Heure Pleine</text:p>
        </text:list-item>
        <text:list-item>
          <text:p text:style-name="P14">HC = Heure Creuse</text:p>
        </text:list-item>
        <text:list-item>
          <text:p text:style-name="P24">C = Capteur</text:p>
        </text:list-item>
        <text:list-item>
          <text:p text:style-name="P24">Scrut = Scrutateur</text:p>
        </text:list-item>
        <text:list-item>
          <text:p text:style-name="P24">Log = Logique</text:p>
        </text:list-item>
        <text:list-item>
          <text:p text:style-name="P31">Fum = Fumée de cigarette</text:p>
        </text:list-item>
      </text:list>
      <text:p text:style-name="P3">Architecture</text:p>
      <text:h text:style-name="P36" text:outline-level="1">Master</text:h>
      <text:p text:style-name="P9">Démarre l'espace de tuples, configure l'application, met en place les tuples de départ</text:p>
      <text:h text:style-name="P37" text:outline-level="1">Horloge</text:h>
      <text:p text:style-name="P16">Met à jour le nombre d'heures / minutes toutes les 10 minutes réelles<text:span text:style-name="T6">.</text:span></text:p>
      <text:h text:style-name="P37" text:outline-level="1"><text:span text:style-name="T6">C_CO</text:span></text:h>
      <text:p text:style-name="P17">Met à jour le Niveau_CO toutes les <text:span text:style-name="T4">Temps_Rafraichissement  </text:span>ms</text:p>
      <text:p text:style-name="P17">Augmente fortement le Niveau_CO en cas de catastrophe</text:p>
      <text:h text:style-name="P38" text:outline-level="1"><text:span text:style-name="T6">C_</text:span><text:span text:style-name="T9">CH4</text:span></text:h>
      <text:p text:style-name="P18">Met à jour le Niveau_<text:span text:style-name="T11">CH4</text:span> toutes les <text:span text:style-name="T4">Temps_Rafraichissement  </text:span>ms</text:p>
      <text:p text:style-name="P18">Augmente fortement le Niveau_<text:span text:style-name="T11">CH4</text:span> en cas de catastrophe</text:p>
      <text:h text:style-name="P38" text:outline-level="1"><text:span text:style-name="T6">C_</text:span><text:span text:style-name="T9">H2O</text:span></text:h>
      <text:p text:style-name="P18">Met à jour le Niveau_<text:span text:style-name="T11">H2O</text:span> toutes les <text:span text:style-name="T4">Temps_Rafraichissement  </text:span>ms</text:p>
      <text:p text:style-name="P18">Augmente fortement le Niveau_<text:span text:style-name="T11">H2O</text:span> en cas de catastrophe</text:p>
      <text:h text:style-name="P38" text:outline-level="1"><text:soft-page-break/><text:span text:style-name="T6">C_</text:span><text:span text:style-name="T9">Fum</text:span></text:h>
      <text:p text:style-name="P20"><text:span text:style-name="T11">D</text:span>étecte la présence de fumée de cigarette dans la mine</text:p>
      <text:p text:style-name="P19">Passe à true la variable partagée « Presence_Fumée » lorsqu'il reçoit l'ordre unitaire « Fumer »</text:p>
      <text:p text:style-name="P19">Passe à false la variable partagée « Presence_Fumée » lorsqu'il reçoit l'ordre unitaire « Fin_Fumer »</text:p>
      <text:h text:style-name="P39" text:outline-level="1">C_Personne</text:h>
      <text:p text:style-name="P22">Compte les entrées / sorties, <text:span text:style-name="T13">lorsqu'il reçoit les ordres unitaires « Ajouter_Une_Personne » et « Retirer_Une_Personne »</text:span></text:p>
      <text:h text:style-name="P40" text:outline-level="1">Scrut_HP</text:h>
      <text:p text:style-name="P26">Si l'ordre continu « Detection_Heure_Pleine » est en cours, <text:span text:style-name="T14">lit la variable partagée « Heure ». Si l'heure est 5 ou 15 (début des services), remplace l'ordre continu </text:span>« Detection_Heure_Pleine » <text:span text:style-name="T14">par </text:span>« Detection_Heure_<text:span text:style-name="T14">Creuse </text:span>»</text:p>
      <text:h text:style-name="P41" text:outline-level="1">Scrut_H<text:span text:style-name="T15">C</text:span></text:h>
      <text:p text:style-name="P27">Si l'ordre continu « Detection_Heure_Creuse » est en cours, lit la variable partagée « Heure ». Si l'heure est 13 ou 23 (fin des services), remplace l'ordre continu « Detection_Heure_Creuse » par « Detection_Heure_Pleine »</text:p>
      <text:h text:style-name="P42" text:outline-level="1">Scrut_<text:span text:style-name="T16">Gaz_Bas</text:span></text:h>
      <text:p text:style-name="P28">Si l'ordre continu « Detection_<text:span text:style-name="T16">Gaz_Bas</text:span> » est en cours, <text:span text:style-name="T14">lit les variables partagées « Niveau_CO » et « Niveau_CH4 ». Si le niveau devient inférieur au seuil fixé, remplace l'ordre continu </text:span>« Detection_<text:span text:style-name="T16">Gaz_Bas</text:span> » <text:span text:style-name="T14">par </text:span>« Detection_<text:span text:style-name="T16">Gaz_Haut</text:span> »</text:p>
      <text:h text:style-name="P42" text:outline-level="1">Scrut_<text:span text:style-name="T16">Gaz_Haut</text:span></text:h>
      <text:p text:style-name="P28">Si l'ordre continu « Detection_<text:span text:style-name="T16">Gaz_Haut</text:span> » est en cours, <text:span text:style-name="T14">lit les variables partagées « Niveau_CO » et « Niveau_CH4 ». Si le niveau devient supérieur au seuil fixé, remplace l'ordre continu </text:span>« Detection_<text:span text:style-name="T16">Gaz_Haut</text:span> » <text:span text:style-name="T14">par </text:span>« Detection_<text:span text:style-name="T16">Gaz_Bas</text:span> »</text:p>
      <text:h text:style-name="P43" text:outline-level="1">Scrut_<text:span text:style-name="T17">H2O_Bas</text:span></text:h>
      <text:p text:style-name="P29">Si l'ordre continu « Detection_<text:span text:style-name="T17">H2O_Bas</text:span> » est en cours, <text:span text:style-name="T14">lit la variable partagée « Niveau_H2O ». Si le niveau devient inférieur au seuil fixé, remplace l'ordre continu </text:span>« Detection_<text:span text:style-name="T17">H2O_Bas</text:span> » <text:span text:style-name="T14">par </text:span>« Detection_<text:span text:style-name="T17">H2O_Haut</text:span> »</text:p>
      <text:h text:style-name="P43" text:outline-level="1">Scrut_<text:span text:style-name="T17">H2O_Haut</text:span></text:h>
      <text:p text:style-name="P29">Si l'ordre continu « Detection_<text:span text:style-name="T17">H2O_Haut</text:span> » est en cours, <text:span text:style-name="T14">lit la variable partagée « Niveau_H2O ». Si le niveau devient supérieur au seuil fixé, remplace l'ordre continu </text:span>« Detection_<text:span text:style-name="T17">H2O_Haut</text:span> » <text:span text:style-name="T14">par </text:span>« Detection_<text:span text:style-name="T17">H2O_Bas</text:span> »</text:p>
      <text:h text:style-name="P44" text:outline-level="1">Scrut_<text:span text:style-name="T18">Fum_Bas</text:span></text:h>
      <text:p text:style-name="P30">Si l'ordre continu « Detection_<text:span text:style-name="T18">Fum_Bas</text:span> » est en cours, <text:span text:style-name="T14">lit la variable partagée « Niveau_H2O ». Si le niveau devient inférieur au seuil fixé, remplace l'ordre continu </text:span>« Detection_<text:span text:style-name="T17">H2O_Bas</text:span> » <text:span text:style-name="T14">par </text:span>« Detection_<text:span text:style-name="T17">H2O_Haut</text:span> »</text:p>
      <text:h text:style-name="P44" text:outline-level="1">Scrut_<text:span text:style-name="T18">Fum_Haut</text:span></text:h>
      <text:p text:style-name="P30">Si l'ordre continu « Detection_<text:span text:style-name="T18">Fum_Haut</text:span> » est en cours, <text:span text:style-name="T14">lit la variable partagée « Niveau_H2O ». Si le niveau devient supérieur au seuil fixé, remplace l'ordre continu </text:span>« Detection_<text:span text:style-name="T17">H2O_Haut</text:span> » <text:span text:style-name="T14">par </text:span>« Detection_<text:span text:style-name="T17">H2O_Bas</text:span> »</text:p>
      <text:h text:style-name="P34" text:outline-level="1"><text:soft-page-break/>Pompe</text:h>
      <text:p text:style-name="P6">Démarre et s'arrête aux ordres « Pompe_En_Route » et « Pompe_Arret »</text:p>
      <text:h text:style-name="Heading_20_2" text:outline-level="1"/>
      <text:p text:style-name="P5"/>
      <text:p text:style-name="P5"/>
      <text:p text:style-name="P32">Liste des tuples</text:p>
      <text:list xml:id="list3758728150099321339" text:style-name="L9">
        <text:list-item>
          <text:p text:style-name="P15">Configuration du système</text:p>
          <text:list>
            <text:list-item>
              <text:p text:style-name="P15">Seuils :</text:p>
              <text:list>
                <text:list-item>
                  <text:p text:style-name="P10">{ « Seuil_CH4_Critique », 15.0 }</text:p>
                </text:list-item>
                <text:list-item>
                  <text:p text:style-name="P10">{ « Seuil_CO_Critique », 15.0 }</text:p>
                </text:list-item>
                <text:list-item>
                  <text:p text:style-name="P10">{ « Seuil_H2O_Critique », 15.0 }</text:p>
                </text:list-item>
                <text:list-item>
                  <text:p text:style-name="P10">{ « Seuil_CH4_HP », 7.0 }</text:p>
                </text:list-item>
                <text:list-item>
                  <text:p text:style-name="P10">{ « Seuil_CO_HP », 7.0 }</text:p>
                </text:list-item>
                <text:list-item>
                  <text:p text:style-name="P10">{ « Seuil_CH4_HC », 9.0 }</text:p>
                </text:list-item>
                <text:list-item>
                  <text:p text:style-name="P10">{ « Seuil_CO_HC », 9.0 }</text:p>
                </text:list-item>
                <text:list-item>
                  <text:p text:style-name="P10">{ « Seuil_CH4 », 9.0 }</text:p>
                </text:list-item>
                <text:list-item>
                  <text:p text:style-name="P10">{ « Seuil_CO », 9.0 }</text:p>
                </text:list-item>
                <text:list-item>
                  <text:p text:style-name="P10">{ « Seuil_H2O_Critique », 15.0 }</text:p>
                </text:list-item>
                <text:list-item>
                  <text:p text:style-name="P10">{ « Seuil_H2O_haut_HP », 7.0 }</text:p>
                </text:list-item>
                <text:list-item>
                  <text:p text:style-name="P10">{ « Seuil_H2O_haut_HC », 9.0 }</text:p>
                </text:list-item>
                <text:list-item>
                  <text:p text:style-name="P10">{ « Seuil_H2O_haut », 9.0 }</text:p>
                </text:list-item>
                <text:list-item>
                  <text:p text:style-name="P10">{ « Seuil_H2O_bas », 3.0 }</text:p>
                </text:list-item>
              </text:list>
            </text:list-item>
            <text:list-item>
              <text:p text:style-name="P15">Pour but de simulation</text:p>
              <text:list>
                <text:list-item>
                  <text:p text:style-name="P10">{ « Duree_une_heure », 1000 } <text:span text:style-name="T7">(on simule une heure en 1000 ms)</text:span></text:p>
                </text:list-item>
                <text:list-item>
                  <text:p text:style-name="P10">{ « Temps_Rafraichissement », 300 } <text:span text:style-name="T7">(on rafraichit le système toutes les 300 ms)</text:span></text:p>
                </text:list-item>
                <text:list-item>
                  <text:p text:style-name="P10">{ « Proba_Fumer », 0.01 } <text:span text:style-name="T8">(probabilité qu'un mineur fasse une pause cigarette à l'intérieur de la mine → dangereux)</text:span></text:p>
                </text:list-item>
                <text:list-item>
                  <text:p text:style-name="P11">{ « Proba_<text:span text:style-name="T10">Catastrophe_Gaz</text:span> », 0.01 } <text:span text:style-name="T8">(probabilité qu'une poche de gaz souterraine soit ouverte lors des travaux → montée dangereuse des niveaux de gaz)</text:span></text:p>
                </text:list-item>
                <text:list-item>
                  <text:p text:style-name="P11"><text:span text:style-name="T2">{ « Proba_Catastrophe_H2O », 0.01 }</text:span><text:span text:style-name="T8"> (probabilité qu'une poche d'eau souterraine soit ouverte lors des travaux → montée dangereuse du niveau d'eau)</text:span></text:p>
                </text:list-item>
              </text:list>
            </text:list-item>
          </text:list>
        </text:list-item>
        <text:list-item>
          <text:p text:style-name="P15">Variables partagées du système</text:p>
          <text:list>
            <text:list-item>
              <text:p text:style-name="P10">{ « Niveau_CH4 », 0.6 }</text:p>
            </text:list-item>
            <text:list-item>
              <text:p text:style-name="P10">{ « Niveau_CO », 0.6 }</text:p>
            </text:list-item>
            <text:list-item>
              <text:p text:style-name="P10">{ « Niveau_H2O », 0.6 }</text:p>
            </text:list-item>
            <text:list-item>
              <text:p text:style-name="P10"><text:soft-page-break/>{ « Presence_Fumee », False }</text:p>
            </text:list-item>
            <text:list-item>
              <text:p text:style-name="P12">{ « N<text:span text:style-name="T12">b</text:span>_<text:span text:style-name="T12">Personnes_Dans_Mine</text:span> », <text:span text:style-name="T12">2</text:span> }</text:p>
            </text:list-item>
            <text:list-item>
              <text:p text:style-name="P25">{ « Heure » }</text:p>
            </text:list-item>
            <text:list-item>
              <text:p text:style-name="P25">{ « Minute » }</text:p>
            </text:list-item>
          </text:list>
        </text:list-item>
        <text:list-item>
          <text:p text:style-name="P15">Ordres unitaires</text:p>
          <text:list>
            <text:list-item>
              <text:p text:style-name="P7">{ « Pompe_En_Route » }</text:p>
            </text:list-item>
            <text:list-item>
              <text:p text:style-name="P7">{ « Pompe_Arret » }</text:p>
            </text:list-item>
            <text:list-item>
              <text:p text:style-name="P8">{ « <text:span text:style-name="T5">Ventilo</text:span>_En_Route » }</text:p>
            </text:list-item>
            <text:list-item>
              <text:p text:style-name="P8">{ « <text:span text:style-name="T5">Ventilo</text:span>_Arret » }</text:p>
            </text:list-item>
            <text:list-item>
              <text:p text:style-name="P8">{ « <text:span text:style-name="T5">Alarme</text:span>_En_Route » }</text:p>
            </text:list-item>
            <text:list-item>
              <text:p text:style-name="P8">{ « <text:span text:style-name="T5">Alarme</text:span>_Arret » }</text:p>
            </text:list-item>
            <text:list-item>
              <text:p text:style-name="P21">{ « Fumer » }</text:p>
            </text:list-item>
            <text:list-item>
              <text:p text:style-name="P23">{ « Ajouter_Une_Personne » }</text:p>
            </text:list-item>
            <text:list-item>
              <text:p text:style-name="P23">{ « Retirer_Une_Personne » }</text:p>
            </text:list-item>
            <text:list-item>
              <text:p text:style-name="P25">{ « Heure_Pleine_Détectée » }</text:p>
            </text:list-item>
            <text:list-item>
              <text:p text:style-name="P25">{ « Heure_Creuse_Détectée » }</text:p>
            </text:list-item>
          </text:list>
        </text:list-item>
        <text:list-item>
          <text:p text:style-name="P15">Ordres continus</text:p>
          <text:list>
            <text:list-item>
              <text:p text:style-name="P25">{ « Detection_Heure_Pleine » }</text:p>
            </text:list-item>
            <text:list-item>
              <text:p text:style-name="P25">{ « Detection_Heure_Creuse » }</text:p>
            </text:list-item>
          </text:list>
        </text:list-item>
      </text:list>
      <text:p text:style-name="P3">Conclusion</text:p>
      <text:h text:style-name="P35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Monospace1" svg:font-family="Monospace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text-align="start" style:justify-single-word="false"/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start" style:justify-single-word="false" style:page-number="auto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5-04-14T09:29:52.658886064</dc:date>
    <dc:creator>Céline </dc:creator>
    <meta:editing-duration>PT5H53M46S</meta:editing-duration>
    <meta:editing-cycles>33</meta:editing-cycles>
    <meta:document-statistic meta:table-count="0" meta:image-count="0" meta:object-count="0" meta:page-count="4" meta:paragraph-count="99" meta:word-count="876" meta:character-count="4775" meta:non-whitespace-character-count="4043"/>
  </office:meta>
</office:document-meta>
</file>